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32019ED94EE368FF154.png" manifest:media-type="image/png"/>
  <manifest:file-entry manifest:full-path="Pictures/10000000000011F000000BF09E6476213D0281D9.jpg" manifest:media-type="image/jpeg"/>
  <manifest:file-entry manifest:full-path="Pictures/1000000000000780000003C02D78DAC32876FFD3.png" manifest:media-type="image/png"/>
  <manifest:file-entry manifest:full-path="Pictures/1000020100000430000001484209BFB5AC23C554.png" manifest:media-type="image/png"/>
  <manifest:file-entry manifest:full-path="Pictures/1000000000000500000003203A39CC699CF9A05E.png" manifest:media-type="image/png"/>
  <manifest:file-entry manifest:full-path="Pictures/100000000000050000000320D3E462C1A3B4A0A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Light" svg:font-family="'Source Sans Pro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eeeeee" draw:fill-color="#eeeeee" draw:textarea-horizontal-align="justify" draw:textarea-vertical-align="middle" draw:auto-grow-height="false" fo:min-height="2.95cm" fo:min-width="3.1cm"/>
    </style:style>
    <style:style style:name="gr4" style:family="graphic" style:parent-style-name="standard">
      <style:graphic-properties svg:stroke-color="#729ebf" draw:fill-color="#729ebf" draw:textarea-horizontal-align="justify" draw:textarea-vertical-align="middle" draw:auto-grow-height="false" fo:min-height="2.95cm" fo:min-width="3.1cm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29.54cm, 18.146cm, 0cm)" draw:image-opacity="100%" style:mirror="none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14.878cm, 18.146cm, 19.514cm)" draw:image-opacity="100%" style:mirror="none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875cm, 12.101cm, 3.744cm, 11.605cm)" draw:image-opacity="100%" style:mirror="none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875cm, 11.375cm, 4.228cm, 11.363cm)" draw:image-opacity="100%" style:mirror="none"/>
    </style:style>
    <style:style style:name="gr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4.117cm, 10.649cm, 4.47cm, 11.363cm)" draw:image-opacity="100%" style:mirror="none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color="#ffffff" style:font-name="Source Sans Pro Light" fo:font-weight="bold" style:font-weight-asian="bold" style:font-weight-complex="bold"/>
    </style:style>
    <style:style style:name="P3" style:family="paragraph">
      <loext:graphic-properties draw:fill-color="#ffffff"/>
      <style:text-properties fo:color="#ffffff" style:font-name="Source Sans Pro Light"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style:font-name="Source Sans Pro Light"/>
    </style:style>
    <style:style style:name="P6" style:family="paragraph">
      <loext:graphic-properties draw:fill-color="#eeeeee"/>
      <style:paragraph-properties fo:text-align="center"/>
    </style:style>
    <style:style style:name="P7" style:family="paragraph">
      <loext:graphic-properties draw:fill-color="#729ebf"/>
      <style:paragraph-properties fo:text-align="center"/>
    </style:style>
    <style:style style:name="T1" style:family="text">
      <style:text-properties fo:color="#ffffff" style:font-name="Source Sans Pro Light" fo:font-weight="bold" style:font-weight-asian="bold" style:font-weight-complex="bold"/>
    </style:style>
    <style:style style:name="T2" style:family="text">
      <style:text-properties style:font-name="Source Sans Pro Ligh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draw:style-name="gr1" draw:text-style-name="P1" draw:layer="layout" svg:width="31.6cm" svg:height="21.029cm" svg:x="-1.2cm" svg:y="-0.033cm">
          <draw:image xlink:href="Pictures/10000000000011F000000BF09E6476213D0281D9.jpg" xlink:type="simple" xlink:show="embed" xlink:actuate="onLoad">
            <text:p/>
          </draw:image>
        </draw:frame>
        <draw:frame presentation:style-name="pr1" draw:text-style-name="P3" draw:layer="layout" svg:width="25.199cm" svg:height="16.255cm" svg:x="1.4cm" svg:y="0.837cm" presentation:class="subtitle">
          <draw:text-box>
            <text:p text:style-name="P2"><text:span text:style-name="T1">Breizh Professional Photograph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 text:style-name="P5"><text:span text:style-name="T2">Graphical chart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3">
              <text:list-item>
                <text:p text:style-name="P5"><text:span text:style-name="T2">Few colors :</text:span></text:p>
                <text:p text:style-name="P5"><text:span text:style-name="T2"/></text:p>
                <text:p text:style-name="P5"><text:span text:style-name="T2"/></text:p>
              </text:list-item>
              <text:list-item>
                <text:p text:style-name="P5"><text:span text:style-name="T2">Font : Quicksand</text:span></text:p>
              </text:list-item>
              <text:list-item>
                <text:p text:style-name="P5"><text:span text:style-name="T2">Logo :</text:span></text:p>
              </text:list-item>
            </text:list>
          </draw:text-box>
        </draw:frame>
        <draw:frame draw:style-name="gr1" draw:text-style-name="P1" draw:layer="layout" svg:width="12.995cm" svg:height="3.975cm" svg:x="5.005cm" svg:y="14.2cm">
          <draw:image xlink:href="Pictures/1000020100000430000001484209BFB5AC23C554.png" xlink:type="simple" xlink:show="embed" xlink:actuate="onLoad">
            <text:p/>
          </draw:image>
        </draw:frame>
        <draw:custom-shape draw:style-name="gr3" draw:text-style-name="P6" draw:layer="layout" svg:width="3.6cm" svg:height="3.2cm" svg:x="3.6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6cm" svg:height="3.2cm" svg:x="9.4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9">
        <draw:frame presentation:style-name="pr5" draw:text-style-name="P5" draw:layer="layout" svg:width="25.199cm" svg:height="3.506cm" svg:x="1.4cm" svg:y="0.837cm" presentation:class="title">
          <draw:text-box>
            <text:p text:style-name="P5"><text:span text:style-name="T2">Tree</text:span></text:p>
          </draw:text-box>
        </draw:frame>
        <draw:frame draw:style-name="gr5" draw:text-style-name="P1" draw:layer="layout" svg:width="26.387cm" svg:height="9cm" svg:x="0.613cm" svg:y="3.6cm">
          <draw:image xlink:href="Pictures/1000000000000780000003C02D78DAC32876FFD3.png" xlink:type="simple" xlink:show="embed" xlink:actuate="onLoad">
            <text:p/>
          </draw:image>
        </draw:frame>
        <draw:frame draw:style-name="gr6" draw:text-style-name="P1" draw:layer="layout" svg:width="19.6cm" svg:height="8.662cm" svg:x="7.6cm" svg:y="11.8cm">
          <draw:image xlink:href="Pictures/1000000000000780000003C02D78DAC32876FFD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9">
        <draw:frame presentation:style-name="pr5" draw:text-style-name="P5" draw:layer="layout" svg:width="25.199cm" svg:height="3.506cm" svg:x="1.4cm" svg:y="0.837cm" presentation:class="title">
          <draw:text-box>
            <text:p text:style-name="P5"><text:span text:style-name="T2">Mockup</text:span></text:p>
          </draw:text-box>
        </draw:frame>
        <draw:frame draw:style-name="gr7" draw:text-style-name="P1" draw:layer="layout" svg:width="10.199cm" svg:height="13.599cm" svg:x="-0.399cm" svg:y="4.001cm">
          <draw:image xlink:href="Pictures/10000000000005000000032019ED94EE368FF154.png" xlink:type="simple" xlink:show="embed" xlink:actuate="onLoad">
            <text:p/>
          </draw:image>
        </draw:frame>
        <draw:frame draw:style-name="gr8" draw:text-style-name="P1" draw:layer="layout" svg:width="11.2cm" svg:height="13.148cm" svg:x="8.4cm" svg:y="4.343cm">
          <draw:image xlink:href="Pictures/1000000000000500000003203A39CC699CF9A05E.png" xlink:type="simple" xlink:show="embed" xlink:actuate="onLoad">
            <text:p/>
          </draw:image>
        </draw:frame>
        <draw:frame draw:style-name="gr9" draw:text-style-name="P1" draw:layer="layout" svg:width="11.927cm" svg:height="12.657cm" svg:x="17.473cm" svg:y="4.2cm">
          <draw:image xlink:href="Pictures/100000000000050000000320D3E462C1A3B4A0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Light" svg:font-family="'Source Sans Pro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2T10:29:12.063000000</meta:creation-date>
    <dc:date>2019-05-02T10:50:28.730000000</dc:date>
    <meta:editing-duration>PT21M14S</meta:editing-duration>
    <meta:editing-cycles>6</meta:editing-cycles>
    <meta:generator>LibreOffice/5.3.7.2$Windows_X86_64 LibreOffice_project/6b8ed514a9f8b44d37a1b96673cbbdd077e24059</meta:generator>
    <meta:document-statistic meta:object-count="43"/>
  </office:meta>
</office:document-meta>
</file>